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10" table:default-cell-style-name="Default"/>
        <table:table-row table:style-name="ro1">
          <table:table-cell office:value-type="string" calcext:value-type="string">
            <text:p>SampleID</text:p>
          </table:table-cell>
          <table:table-cell office:value-type="string" calcext:value-type="string">
            <text:p>Range</text:p>
          </table:table-cell>
          <table:table-cell office:value-type="string" calcext:value-type="string">
            <text:p>Haplogroup</text:p>
          </table:table-cell>
          <table:table-cell office:value-type="string" calcext:value-type="string">
            <text:p>Cluster</text:p>
          </table:table-cell>
          <table:table-cell office:value-type="string" calcext:value-type="string">
            <text:p>Overall_Rank</text:p>
          </table:table-cell>
          <table:table-cell office:value-type="string" calcext:value-type="string">
            <text:p>Not_Found_Polys</text:p>
          </table:table-cell>
          <table:table-cell office:value-type="string" calcext:value-type="string">
            <text:p>Found_Polys</text:p>
          </table:table-cell>
          <table:table-cell office:value-type="string" calcext:value-type="string">
            <text:p>Remaining_Polys</text:p>
          </table:table-cell>
          <table:table-cell office:value-type="string" calcext:value-type="string">
            <text:p>AAC_In_Remainings</text:p>
          </table:table-cell>
          <table:table-cell office:value-type="string" calcext:value-type="string">
            <text:p><text:s/>Input_Sample</text:p>
          </table:table-cell>
        </table:table-row>
        <table:table-row table:style-name="ro1">
          <table:table-cell office:value-type="string" calcext:value-type="string">
            <text:p>PJ001.align.rg.srtd.q20F4.markdup_r.merged.bam.fa</text:p>
          </table:table-cell>
          <table:table-cell office:value-type="string" calcext:value-type="string">
            <text:p>1-16569 ;</text:p>
          </table:table-cell>
          <table:table-cell office:value-type="string" calcext:value-type="string">
            <text:p>H7b1</text:p>
          </table:table-cell>
          <table:table-cell office:value-type="string" calcext:value-type="string">
            <text:p>-</text:p>
          </table:table-cell>
          <table:table-cell office:value-type="string" calcext:value-type="string">
            <text:p>0.9426</text:p>
          </table:table-cell>
          <table:table-cell/>
          <table:table-cell office:value-type="string" calcext:value-type="string">
            <text:p><text:s/>263G 750G 1438G 4769G 4793G 5348T 8860G 12351C 15326G</text:p>
          </table:table-cell>
          <table:table-cell office:value-type="string" calcext:value-type="string">
            <text:p><text:s/>513A 3106A 3107C 15355A 16519C</text:p>
          </table:table-cell>
          <table:table-cell/>
          <table:table-cell office:value-type="string" calcext:value-type="string">
            <text:p><text:s/>263G 513A 750G 1438G 3106A 3107C 4769G 4793G 5348T 8860G 12351C 15326G 15355A 16519C</text:p>
          </table:table-cell>
        </table:table-row>
        <table:table-row table:style-name="ro1">
          <table:table-cell office:value-type="string" calcext:value-type="string">
            <text:p>PJ002.align.rg.srtd.q20F4.markdup_r.merged.bam.fa</text:p>
          </table:table-cell>
          <table:table-cell office:value-type="string" calcext:value-type="string">
            <text:p>1-16569 ;</text:p>
          </table:table-cell>
          <table:table-cell office:value-type="string" calcext:value-type="string">
            <text:p>W5a1a</text:p>
          </table:table-cell>
          <table:table-cell office:value-type="string" calcext:value-type="string">
            <text:p>-</text:p>
          </table:table-cell>
          <table:table-cell office:value-type="string" calcext:value-type="string">
            <text:p>0.9742</text:p>
          </table:table-cell>
          <table:table-cell/>
          <table:table-cell office:value-type="string" calcext:value-type="string">
            <text:p><text:s/>73G 189G 194T 195C 204C 207A 263G 709A 750G 1243C 1438G 2706G 3505G 4363C 4769G 5046A 5460A 6528T 7028T 8251A 8860G 8994A 10097G 10410C 11674T 11719A 11947G 12414C 12705T 14766T 15326G 15775G 15884C 16223T 16292T 16362C</text:p>
          </table:table-cell>
          <table:table-cell office:value-type="string" calcext:value-type="string">
            <text:p><text:s/>310C 3107C 4047C 16519C</text:p>
          </table:table-cell>
          <table:table-cell/>
          <table:table-cell office:value-type="string" calcext:value-type="string">
            <text:p><text:s/>73G 189G 194T 195C 204C 207A 263G 310C 709A 750G 1243C 1438G 2706G 3107C 3505G 4047C 4363C 4769G 5046A 5460A 6528T 7028T 8251A 8860G 8994A 10097G 10410C 11674T 11719A 11947G 12414C 12705T 14766T 15326G 15775G 15884C 16223T 16292T 16362C 16519C</text:p>
          </table:table-cell>
        </table:table-row>
        <table:table-row table:style-name="ro1">
          <table:table-cell office:value-type="string" calcext:value-type="string">
            <text:p>PJ003.align.rg.srtd.q20F4.markdup_r.merged.bam.fa</text:p>
          </table:table-cell>
          <table:table-cell office:value-type="string" calcext:value-type="string">
            <text:p>1-16569 ;</text:p>
          </table:table-cell>
          <table:table-cell office:value-type="string" calcext:value-type="string">
            <text:p>K1a+195</text:p>
          </table:table-cell>
          <table:table-cell office:value-type="string" calcext:value-type="string">
            <text:p>-</text:p>
          </table:table-cell>
          <table:table-cell office:value-type="string" calcext:value-type="string">
            <text:p>0.9803</text:p>
          </table:table-cell>
          <table:table-cell office:value-type="string" calcext:value-type="string">
            <text:p><text:s/>16093C</text:p>
          </table:table-cell>
          <table:table-cell office:value-type="string" calcext:value-type="string">
            <text:p><text:s/>73G 195C 263G 497T 750G 1189C 1438G 1811G 2706G 3480G 4769G 7028T 8860G 9055A 9698C 10398G 10550G 11299C 11467G 11719A 12308G 12372A 14167T 14766T 14798C 15326G 16224C 16311C</text:p>
          </table:table-cell>
          <table:table-cell office:value-type="string" calcext:value-type="string">
            <text:p><text:s/>3107C 14693G 16519C</text:p>
          </table:table-cell>
          <table:table-cell/>
          <table:table-cell office:value-type="string" calcext:value-type="string">
            <text:p><text:s/>73G 195C 263G 497T 750G 1189C 1438G 1811G 2706G 3107C 3480G 4769G 7028T 8860G 9055A 9698C 10398G 10550G 11299C 11467G 11719A 12308G 12372A 14167T 14693G 14766T 14798C 15326G 16224C 16311C 16519C</text:p>
          </table:table-cell>
        </table:table-row>
        <table:table-row table:style-name="ro1">
          <table:table-cell office:value-type="string" calcext:value-type="string">
            <text:p>PJ004.align.rg.srtd.q20F4.markdup_r.merged.bam.fa</text:p>
          </table:table-cell>
          <table:table-cell office:value-type="string" calcext:value-type="string">
            <text:p>0-3583 ; 3590-8276 ; 8279-14364 ; 14368-15526 ; 15535-16569 ;</text:p>
          </table:table-cell>
          <table:table-cell office:value-type="string" calcext:value-type="string">
            <text:p>T2f1a1</text:p>
          </table:table-cell>
          <table:table-cell office:value-type="string" calcext:value-type="string">
            <text:p>-</text:p>
          </table:table-cell>
          <table:table-cell office:value-type="string" calcext:value-type="string">
            <text:p>0.9184</text:p>
          </table:table-cell>
          <table:table-cell office:value-type="string" calcext:value-type="string">
            <text:p><text:s/>8281d 8282d 8283d 8284d 8285d 8286d 8287d 8288d 8289d</text:p>
          </table:table-cell>
          <table:table-cell office:value-type="string" calcext:value-type="string">
            <text:p><text:s/>73G 195C 263G 709A 750G 1438G 1888A 2706G 4216C 4769G 4917G 5277C 5426C 6489A 7028T 8270T 8697A 8860G 10463C 11251G 11719A 11812G 13368A 14233G 14766T 14905A 15028A 15043A 15326G 15452A 15607G 15928A 16126C 16189C 16294T 16296T 16298C</text:p>
          </table:table-cell>
          <table:table-cell office:value-type="string" calcext:value-type="string">
            <text:p><text:s/>310C 3107C 3518T 12399T 15536T 16182C 16183C 16519C</text:p>
          </table:table-cell>
          <table:table-cell office:value-type="string" calcext:value-type="string">
            <text:p><text:s/>3518T [Y71F| Codon 2 | ND1 ] 15536T [T264S| Codon 1 | CYTB ]</text:p>
          </table:table-cell>
          <table:table-cell office:value-type="string" calcext:value-type="string">
            <text:p><text:s/>73G 195C 263G 310C 709A 750G 1438G 1888A 2706G 3107C 3518T 4216C 4769G 4917G 5277C 5426C 6489A 7028T 8270T 8697A 8860G 10463C 11251G 11719A 11812G 12399T 13368A 14233G 14766T 14905A 15028A 15043A 15326G 15452A 15536T 15607G 15928A 16126C 16182C 16183C 16189C 16294T 16296T 16298C 16519C</text:p>
          </table:table-cell>
        </table:table-row>
        <table:table-row table:style-name="ro1">
          <table:table-cell office:value-type="string" calcext:value-type="string">
            <text:p>PJ050.align.rg.srtd.q20F4.markdup_r.merged.bam.fa</text:p>
          </table:table-cell>
          <table:table-cell office:value-type="string" calcext:value-type="string">
            <text:p>1-16569 ;</text:p>
          </table:table-cell>
          <table:table-cell office:value-type="string" calcext:value-type="string">
            <text:p>H6a1a</text:p>
          </table:table-cell>
          <table:table-cell office:value-type="string" calcext:value-type="string">
            <text:p>-</text:p>
          </table:table-cell>
          <table:table-cell office:value-type="string" calcext:value-type="string">
            <text:p>0.9305</text:p>
          </table:table-cell>
          <table:table-cell/>
          <table:table-cell office:value-type="string" calcext:value-type="string">
            <text:p><text:s/>239C 263G 750G 1438G 3915A 4727G 4769G 8860G 9380A 11253C 15326G 16362C 16482G</text:p>
          </table:table-cell>
          <table:table-cell office:value-type="string" calcext:value-type="string">
            <text:p><text:s/>3107C 7080C 10370C 16311C</text:p>
          </table:table-cell>
          <table:table-cell office:value-type="string" calcext:value-type="string">
            <text:p><text:s/>7080C [F393L| Codon 1 | COX1 ]</text:p>
          </table:table-cell>
          <table:table-cell office:value-type="string" calcext:value-type="string">
            <text:p><text:s/>239C 263G 750G 1438G 3107C 3915A 4727G 4769G 7080C 8860G 9380A 10370C 11253C 15326G 16311C 16362C 16482G</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0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7T13:42:06.437193383</meta:creation-date>
    <dc:date>2022-05-07T13:48:13.823994328</dc:date>
    <meta:editing-duration>PT6M7S</meta:editing-duration>
    <meta:editing-cycles>1</meta:editing-cycles>
    <meta:generator>LibreOffice/6.4.7.2$Linux_X86_64 LibreOffice_project/40$Build-2</meta:generator>
    <meta:document-statistic meta:table-count="1" meta:cell-count="54" meta:object-count="0"/>
  </office:meta>
</office:document-meta>
</file>